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86.68mm"/>
    </style:style>
    <style:style style:name="co3" style:family="table-column">
      <style:table-column-properties fo:break-before="auto" style:column-width="322.7mm"/>
    </style:style>
    <style:style style:name="co4" style:family="table-column">
      <style:table-column-properties fo:break-before="auto" style:column-width="31.77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33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35" style:family="table-cell" style:parent-style-name="Default">
      <style:table-cell-properties fo:border-bottom="0.06pt solid #000000" fo:background-color="#80808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color="#ce181e" style:font-name="Liberation Sans1" style:font-name-asian="Liberation Sans1" style:font-name-complex="Liberation Sans1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color="#ce181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/>
      <style:paragraph-properties fo:text-align="center" fo:margin-left="0mm"/>
      <style:text-properties fo:color="#ce181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/>
      <style:paragraph-properties fo:text-align="center" fo:margin-left="0mm"/>
      <style:text-properties fo:color="#ce181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64" style:family="table-cell" style:parent-style-name="Default">
      <style:table-cell-properties fo:background-color="#fff200"/>
    </style:style>
    <style:style style:name="ce54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5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-asian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Components listing for 4 High power DC/DC converter modules + 1 Power Board</text:p>
          </table:table-cell>
          <table:covered-table-cell table:style-name="ce12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6" table:number-rows-spanned="1">
            <text:p>Price taken from Mouser.jp website without quantity price reduction</text:p>
          </table:table-cell>
          <table:covered-table-cell table:style-name="ce12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 table:style-name="ce12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table:style-name="ce4"/>
          <table:table-cell table:style-name="ce7"/>
          <table:table-cell table:style-name="ce9"/>
          <table:table-cell/>
          <table:table-cell table:style-name="ce14"/>
          <table:table-cell table:style-name="ce17"/>
        </table:table-row>
        <table:table-row table:style-name="ro4">
          <table:table-cell table:style-name="ce5" office:value-type="string" calcext:value-type="string">
            <text:p>Component ref.</text:p>
          </table:table-cell>
          <table:table-cell table:style-name="ce5" office:value-type="string" calcext:value-type="string">
            <text:p>Description</text:p>
          </table:table-cell>
          <table:table-cell table:style-name="ce10" office:value-type="string" calcext:value-type="string">
            <text:p>Purchase link</text:p>
          </table:table-cell>
          <table:table-cell table:style-name="ce5" office:value-type="string" calcext:value-type="string">
            <text:p><text:span text:style-name="T3">Unit price  ( ¥ )</text:span></text:p>
          </table:table-cell>
          <table:table-cell table:style-name="ce5" office:value-type="string" calcext:value-type="string">
            <text:p>Number</text:p>
          </table:table-cell>
          <table:table-cell table:style-name="ce18" office:value-type="string" calcext:value-type="string">
            <text:p>Price ( <text:span text:style-name="T4">¥ )</text:span></text:p>
          </table:table-cell>
        </table:table-row>
        <table:table-row table:style-name="ro4">
          <table:table-cell table:style-name="ce25" office:value-type="string" calcext:value-type="string">
            <text:p>DC/DC module components</text:p>
          </table:table-cell>
          <table:table-cell table:style-name="ce32"/>
          <table:table-cell table:style-name="ce39"/>
          <table:table-cell table:style-name="ce32" table:number-columns-repeated="2"/>
          <table:table-cell table:style-name="ce41"/>
        </table:table-row>
        <table:table-row table:style-name="ro4">
          <table:table-cell office:value-type="string" calcext:value-type="string">
            <text:p>LT8390EFE#PBF</text:p>
          </table:table-cell>
          <table:table-cell office:value-type="string" calcext:value-type="string">
            <text:p>Buck + boost DC controller</text:p>
          </table:table-cell>
          <table:table-cell table:style-name="ce40" office:value-type="string" calcext:value-type="string">
            <text:p><text:span text:style-name="T1"><text:a xlink:href="https://www.mouser.jp/ProductDetail/Analog-Devices-Linear-Technology/LT8390EFEPBF?qs=sGAEpiMZZMtitjHzVIkrqRqycvdJ8kbVWibeD6mwdWXoNSMn2Z%252BmFg%3D%3D" xlink:type="simple">https://www.mouser.jp/ProductDetail/Analog-Devices-Linear-Technology/LT8390EFEPBF?qs=sGAEpiMZZMtitjHzVIkrqRqycvdJ8kbVWibeD6mwdWXoNSMn2Z%252BmFg%3D%3D</text:a></text:span></text:p>
          </table:table-cell>
          <table:table-cell table:style-name="ce15" office:value-type="float" office:value="1277.8" calcext:value-type="float">
            <text:p>1277,8</text:p>
          </table:table-cell>
          <table:table-cell table:style-name="ce15" office:value-type="float" office:value="5" calcext:value-type="float">
            <text:p>5</text:p>
          </table:table-cell>
          <table:table-cell table:formula="of:=[.D7]*[.E7]" office:value-type="float" office:value="6389" calcext:value-type="float">
            <text:p>6389</text:p>
          </table:table-cell>
        </table:table-row>
        <table:table-row table:style-name="ro4">
          <table:table-cell office:value-type="string" calcext:value-type="string">
            <text:p>NTD5C668NLT4G</text:p>
          </table:table-cell>
          <table:table-cell office:value-type="string" calcext:value-type="string">
            <text:p>Power N-MOSFET</text:p>
          </table:table-cell>
          <table:table-cell table:style-name="ce40" office:value-type="string" calcext:value-type="string">
            <text:p><text:a xlink:href="https://www.mouser.jp/ProductDetail/ON-Semiconductor/NTD5C668NLT4G?qs=%2Fha2pyFadujngzZFeY2IGDzsPfG72cR9t0L%252BGmkJ1ujRueupoPQp%252BA%3D%3D" xlink:type="simple">https://www.mouser.jp/ProductDetail/ON-Semiconductor/NTD5C668NLT4G?qs=%2Fha2pyFadujngzZFeY2IGDzsPfG72cR9t0L%252BGmkJ1ujRueupoPQp%252BA%3D%3D</text:a></text:p>
          </table:table-cell>
          <table:table-cell table:style-name="ce15" office:value-type="float" office:value="188.4" calcext:value-type="float">
            <text:p>188,4</text:p>
          </table:table-cell>
          <table:table-cell table:style-name="ce15" office:value-type="float" office:value="20" calcext:value-type="float">
            <text:p>20</text:p>
          </table:table-cell>
          <table:table-cell table:formula="of:=[.D8]*[.E8]" office:value-type="float" office:value="3768" calcext:value-type="float">
            <text:p>3768</text:p>
          </table:table-cell>
        </table:table-row>
        <table:table-row table:style-name="ro4">
          <table:table-cell office:value-type="string" calcext:value-type="string">
            <text:p>EEETG1H470P</text:p>
          </table:table-cell>
          <table:table-cell office:value-type="string" calcext:value-type="string">
            <text:p>47uF / 50V electrolytic filtering capacitor</text:p>
          </table:table-cell>
          <table:table-cell table:style-name="ce42" office:value-type="string" calcext:value-type="string">
            <text:p><text:span text:style-name="T2"><text:a xlink:href="https://www.mouser.jp/ProductDetail/Panasonic/EEE-TG1H470P?qs=%2Fha2pyFaduia%252BGtPPAdBYRpEA20kz83k3i1MPajWhBXMuZrrYWTgdg%3D%3D" xlink:type="simple">https://www.mouser.jp/ProductDetail/Panasonic/EEE-TG1H470P?qs=%2Fha2pyFaduia%252BGtPPAdBYRpEA20kz83k3i1MPajWhBXMuZrrYWTgdg%3D%3D</text:a></text:span></text:p>
          </table:table-cell>
          <table:table-cell table:style-name="ce15" office:value-type="float" office:value="108.9" calcext:value-type="float">
            <text:p>108,9</text:p>
          </table:table-cell>
          <table:table-cell table:style-name="ce15" office:value-type="float" office:value="15" calcext:value-type="float">
            <text:p>15</text:p>
          </table:table-cell>
          <table:table-cell table:formula="of:=[.D9]*[.E9]" office:value-type="float" office:value="1633.5" calcext:value-type="float">
            <text:p>1633,5</text:p>
          </table:table-cell>
        </table:table-row>
        <table:table-row table:style-name="ro4">
          <table:table-cell office:value-type="string" calcext:value-type="string">
            <text:p>EEETG1H100P</text:p>
          </table:table-cell>
          <table:table-cell office:value-type="string" calcext:value-type="string">
            <text:p>10uF / 50V electrolytic filtering capacitor</text:p>
          </table:table-cell>
          <table:table-cell table:style-name="ce42" office:value-type="string" calcext:value-type="string">
            <text:p><text:span text:style-name="T2"><text:a xlink:href="https://www.mouser.jp/ProductDetail/Panasonic/EEE-TG1H100P?qs=%2Fha2pyFaduia%252BGtPPAdBYeyyKNH0Q85k3ecFZVka1pLyIbeKXbL%2FSA%3D%3D" xlink:type="simple">https://www.mouser.jp/ProductDetail/Panasonic/EEE-TG1H100P?qs=%2Fha2pyFaduia%252BGtPPAdBYeyyKNH0Q85k3ecFZVka1pLyIbeKXbL%2FSA%3D%3D</text:a></text:span></text:p>
          </table:table-cell>
          <table:table-cell table:style-name="ce15" office:value-type="float" office:value="88.5" calcext:value-type="float">
            <text:p>88,5</text:p>
          </table:table-cell>
          <table:table-cell table:style-name="ce15" office:value-type="float" office:value="15" calcext:value-type="float">
            <text:p>15</text:p>
          </table:table-cell>
          <table:table-cell table:formula="of:=[.D10]*[.E10]" office:value-type="float" office:value="1327.5" calcext:value-type="float">
            <text:p>1327,5</text:p>
          </table:table-cell>
        </table:table-row>
        <table:table-row table:style-name="ro4">
          <table:table-cell office:value-type="string" calcext:value-type="string">
            <text:p>GCM32EL8EH106KA07L</text:p>
          </table:table-cell>
          <table:table-cell office:value-type="string" calcext:value-type="string">
            <text:p>10uF / 50V ceramic filtering capacitor</text:p>
          </table:table-cell>
          <table:table-cell table:style-name="ce42" office:value-type="string" calcext:value-type="string">
            <text:p><text:span text:style-name="T2"><text:a xlink:href="https://www.mouser.jp/ProductDetail/Murata-Electronics/GCM32EL8EH106KA07L?qs=%2Fha2pyFadugGz325j0tLDxP3cYTWFfO6%252B3mk8pIJNb%252BvA6nx09%252BifwF8yMgImkBl" xlink:type="simple">https://www.mouser.jp/ProductDetail/Murata-Electronics/GCM32EL8EH106KA07L?qs=%2Fha2pyFadugGz325j0tLDxP3cYTWFfO6%252B3mk8pIJNb%252BvA6nx09%252BifwF8yMgImkBl</text:a></text:span></text:p>
          </table:table-cell>
          <table:table-cell table:style-name="ce15" office:value-type="float" office:value="144.1" calcext:value-type="float">
            <text:p>144,1</text:p>
          </table:table-cell>
          <table:table-cell table:style-name="ce15" office:value-type="float" office:value="15" calcext:value-type="float">
            <text:p>15</text:p>
          </table:table-cell>
          <table:table-cell table:formula="of:=[.D11]*[.E11]" office:value-type="float" office:value="2161.5" calcext:value-type="float">
            <text:p>2161,5</text:p>
          </table:table-cell>
        </table:table-row>
        <table:table-row table:style-name="ro4">
          <table:table-cell office:value-type="string" calcext:value-type="string">
            <text:p>C1206C475M5RACAUTO</text:p>
          </table:table-cell>
          <table:table-cell office:value-type="string" calcext:value-type="string">
            <text:p>4,7uF / 50V ceramic filtering capacitor</text:p>
          </table:table-cell>
          <table:table-cell table:style-name="ce42" office:value-type="string" calcext:value-type="string">
            <text:p><text:span text:style-name="T2"><text:a xlink:href="https://www.mouser.jp/ProductDetail/KEMET/C1206C475M5RACAUTO?qs=sGAEpiMZZMs0AnBnWHyRQNStjhAUP4u8dNoFJYlEao2%2Fhy36BQ9o1g%3D%3D" xlink:type="simple">https://www.mouser.jp/ProductDetail/KEMET/C1206C475M5RACAUTO?qs=sGAEpiMZZMs0AnBnWHyRQNStjhAUP4u8dNoFJYlEao2%2Fhy36BQ9o1g%3D%3D</text:a></text:span></text:p>
          </table:table-cell>
          <table:table-cell table:style-name="ce15" office:value-type="float" office:value="77.2" calcext:value-type="float">
            <text:p>77,2</text:p>
          </table:table-cell>
          <table:table-cell table:style-name="ce15" office:value-type="float" office:value="10" calcext:value-type="float">
            <text:p>10</text:p>
          </table:table-cell>
          <table:table-cell table:formula="of:=[.D12]*[.E12]" office:value-type="float" office:value="772" calcext:value-type="float">
            <text:p>772</text:p>
          </table:table-cell>
        </table:table-row>
        <table:table-row table:style-name="ro4">
          <table:table-cell office:value-type="string" calcext:value-type="string">
            <text:p>C0805X104K1RAC3316</text:p>
          </table:table-cell>
          <table:table-cell office:value-type="string" calcext:value-type="string">
            <text:p>0,1uF / 100V bootstrap capacitor</text:p>
          </table:table-cell>
          <table:table-cell table:style-name="ce42" office:value-type="string" calcext:value-type="string">
            <text:p><text:a xlink:href="https://www.mouser.jp/ProductDetail/KEMET/C0805X104K1RAC3316?qs=%2Fha2pyFaduhu52QIFCbCt%252BSKHLhj%252Bh%252BAD6%252B5cGOqPzSQmWe9gaJry1SMvE10ZglS" xlink:type="simple">https://www.mouser.jp/ProductDetail/KEMET/C0805X104K1RAC3316?qs=%2Fha2pyFaduhu52QIFCbCt%252BSKHLhj%252Bh%252BAD6%252B5cGOqPzSQmWe9gaJry1SMvE10ZglS</text:a></text:p>
          </table:table-cell>
          <table:table-cell table:style-name="ce15" office:value-type="float" office:value="49.9" calcext:value-type="float">
            <text:p>49,9</text:p>
          </table:table-cell>
          <table:table-cell table:style-name="ce15" office:value-type="float" office:value="10" calcext:value-type="float">
            <text:p>10</text:p>
          </table:table-cell>
          <table:table-cell table:formula="of:=[.D13]*[.E13]" office:value-type="float" office:value="499" calcext:value-type="float">
            <text:p>499</text:p>
          </table:table-cell>
        </table:table-row>
        <table:table-row table:style-name="ro4">
          <table:table-cell office:value-type="string" calcext:value-type="string">
            <text:p>CC0805KFX7R9BB105</text:p>
          </table:table-cell>
          <table:table-cell office:value-type="string" calcext:value-type="string">
            <text:p>1uF / 50V decoupling capacitor</text:p>
          </table:table-cell>
          <table:table-cell table:style-name="ce42" office:value-type="string" calcext:value-type="string">
            <text:p><text:a xlink:href="https://www.mouser.jp/ProductDetail/Yageo/CC0805KFX7R9BB105?qs=%2Fha2pyFadujPA%252BuuaJtSEyDcY5WiQQfjaFz41Dgp2K0BQUhMxSqIETvgiFoCPylY" xlink:type="simple">https://www.mouser.jp/ProductDetail/Yageo/CC0805KFX7R9BB105?qs=%2Fha2pyFadujPA%252BuuaJtSEyDcY5WiQQfjaFz41Dgp2K0BQUhMxSqIETvgiFoCPylY</text:a></text:p>
          </table:table-cell>
          <table:table-cell table:style-name="ce15" office:value-type="float" office:value="29.5" calcext:value-type="float">
            <text:p>29,5</text:p>
          </table:table-cell>
          <table:table-cell table:style-name="ce15" office:value-type="float" office:value="10" calcext:value-type="float">
            <text:p>10</text:p>
          </table:table-cell>
          <table:table-cell table:formula="of:=[.D14]*[.E14]" office:value-type="float" office:value="295" calcext:value-type="float">
            <text:p>295</text:p>
          </table:table-cell>
        </table:table-row>
        <table:table-row table:style-name="ro4">
          <table:table-cell office:value-type="string" calcext:value-type="string">
            <text:p>CC1206KKX5R9BB475</text:p>
          </table:table-cell>
          <table:table-cell office:value-type="string" calcext:value-type="string">
            <text:p>4,7uF / 50V decoupling capacitor</text:p>
          </table:table-cell>
          <table:table-cell table:style-name="ce42" office:value-type="string" calcext:value-type="string">
            <text:p><text:a xlink:href="https://www.mouser.jp/ProductDetail/Yageo/CC1206KKX5R9BB475?qs=%2Fha2pyFadujG%252BB25mNGWlQiTZ7Sp5wlONOjBbc2pyR2GntYsV0xU3lJfkhRIdtOl" xlink:type="simple">https://www.mouser.jp/ProductDetail/Yageo/CC1206KKX5R9BB475?qs=%2Fha2pyFadujG%252BB25mNGWlQiTZ7Sp5wlONOjBbc2pyR2GntYsV0xU3lJfkhRIdtOl</text:a></text:p>
          </table:table-cell>
          <table:table-cell table:style-name="ce15" office:value-type="float" office:value="81.7" calcext:value-type="float">
            <text:p>81,7</text:p>
          </table:table-cell>
          <table:table-cell table:style-name="ce15" office:value-type="float" office:value="6" calcext:value-type="float">
            <text:p>6</text:p>
          </table:table-cell>
          <table:table-cell table:formula="of:=[.D15]*[.E15]" office:value-type="float" office:value="490.2" calcext:value-type="float">
            <text:p>490,2</text:p>
          </table:table-cell>
        </table:table-row>
        <table:table-row table:style-name="ro4">
          <table:table-cell office:value-type="string" calcext:value-type="string">
            <text:p>CC0603KRX5R9BB474</text:p>
          </table:table-cell>
          <table:table-cell office:value-type="string" calcext:value-type="string">
            <text:p>0,47uF / 50V decoupling capacitor</text:p>
          </table:table-cell>
          <table:table-cell table:style-name="ce42" office:value-type="string" calcext:value-type="string">
            <text:p><text:span text:style-name="T2"><text:a xlink:href="https://www.mouser.jp/ProductDetail/Yageo/CC0603KRX5R9BB474?qs=%2Fha2pyFaduh%252BUOWCkAJwPIPH1GVuzZuMFUoIER%2Fd3Cr0WodxdyAKPAtzwn7FLFEB" xlink:type="simple">https://www.mouser.jp/ProductDetail/Yageo/CC0603KRX5R9BB474?qs=%2Fha2pyFaduh%252BUOWCkAJwPIPH1GVuzZuMFUoIER%2Fd3Cr0WodxdyAKPAtzwn7FLFEB</text:a></text:span>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" calcext:value-type="float">
            <text:p>6</text:p>
          </table:table-cell>
          <table:table-cell table:formula="of:=[.D16]*[.E16]" office:value-type="float" office:value="402" calcext:value-type="float">
            <text:p>402</text:p>
          </table:table-cell>
        </table:table-row>
        <table:table-row table:style-name="ro4">
          <table:table-cell office:value-type="string" calcext:value-type="string">
            <text:p>CC0603JPX7R9BB104</text:p>
          </table:table-cell>
          <table:table-cell office:value-type="string" calcext:value-type="string">
            <text:p>0,1uF / 50V soft start capacitor</text:p>
          </table:table-cell>
          <table:table-cell table:style-name="ce42" office:value-type="string" calcext:value-type="string">
            <text:p><text:a xlink:href="https://www.mouser.jp/ProductDetail/Yageo/CC0603JPX7R9BB104?qs=%2Fha2pyFaduhtjzwE5Uy8pwCa9hHncRs4cL8m8nK9UpIgjVskq9MS7b6TcZMDWfT%2F" xlink:type="simple">https://www.mouser.jp/ProductDetail/Yageo/CC0603JPX7R9BB104?qs=%2Fha2pyFaduhtjzwE5Uy8pwCa9hHncRs4cL8m8nK9UpIgjVskq9MS7b6TcZMDWfT%2F</text:a></text:p>
          </table:table-cell>
          <table:table-cell table:style-name="ce15" office:value-type="float" office:value="14.8" calcext:value-type="float">
            <text:p>14,8</text:p>
          </table:table-cell>
          <table:table-cell table:style-name="ce15" office:value-type="float" office:value="6" calcext:value-type="float">
            <text:p>6</text:p>
          </table:table-cell>
          <table:table-cell table:formula="of:=[.D17]*[.E17]" office:value-type="float" office:value="88.8" calcext:value-type="float">
            <text:p>88,8</text:p>
          </table:table-cell>
        </table:table-row>
        <table:table-row table:style-name="ro4">
          <table:table-cell office:value-type="string" calcext:value-type="string">
            <text:p>CC0603GPNPO9BN101</text:p>
          </table:table-cell>
          <table:table-cell office:value-type="string" calcext:value-type="string">
            <text:p>100pF / 50V compensation capacitor</text:p>
          </table:table-cell>
          <table:table-cell table:style-name="ce42" office:value-type="string" calcext:value-type="string">
            <text:p><text:a xlink:href="https://www.mouser.jp/ProductDetail/Yageo/CC0603GPNPO9BN101?qs=%2Fha2pyFadujO2TObWWNdYuqeaXP6Ru0oJnt9g4C3QHPSx3%252BUGBgTMw%3D%3D" xlink:type="simple">https://www.mouser.jp/ProductDetail/Yageo/CC0603GPNPO9BN101?qs=%2Fha2pyFadujO2TObWWNdYuqeaXP6Ru0oJnt9g4C3QHPSx3%252BUGBgTMw%3D%3D</text:a></text:p>
          </table:table-cell>
          <table:table-cell table:style-name="ce15" office:value-type="float" office:value="14.8" calcext:value-type="float">
            <text:p>14,8</text:p>
          </table:table-cell>
          <table:table-cell table:style-name="ce15" office:value-type="float" office:value="6" calcext:value-type="float">
            <text:p>6</text:p>
          </table:table-cell>
          <table:table-cell table:formula="of:=[.D18]*[.E18]" office:value-type="float" office:value="88.8" calcext:value-type="float">
            <text:p>88,8</text:p>
          </table:table-cell>
        </table:table-row>
        <table:table-row table:style-name="ro4">
          <table:table-cell office:value-type="string" calcext:value-type="string">
            <text:p>CC0603KRX7R9BB472</text:p>
          </table:table-cell>
          <table:table-cell office:value-type="string" calcext:value-type="string">
            <text:p>4,7nF / 50V compensation capacitor</text:p>
          </table:table-cell>
          <table:table-cell table:style-name="ce42" office:value-type="string" calcext:value-type="string">
            <text:p><text:a xlink:href="https://www.mouser.jp/ProductDetail/Yageo/CC0603KRX7R9BB472?qs=%2Fha2pyFaduh%252BUOWCkAJwPDnO0fnsjTEb5GLLm7mlsQ6BXQyWVMG6TA%3D%3D" xlink:type="simple">https://www.mouser.jp/ProductDetail/Yageo/CC0603KRX7R9BB472?qs=%2Fha2pyFaduh%252BUOWCkAJwPDnO0fnsjTEb5GLLm7mlsQ6BXQyWVMG6TA%3D%3D</text:a></text:p>
          </table:table-cell>
          <table:table-cell table:style-name="ce15" office:value-type="float" office:value="11.3" calcext:value-type="float">
            <text:p>11,3</text:p>
          </table:table-cell>
          <table:table-cell table:style-name="ce15" office:value-type="float" office:value="6" calcext:value-type="float">
            <text:p>6</text:p>
          </table:table-cell>
          <table:table-cell table:formula="of:=[.D19]*[.E19]" office:value-type="float" office:value="67.8" calcext:value-type="float">
            <text:p>67,8</text:p>
          </table:table-cell>
        </table:table-row>
        <table:table-row table:style-name="ro4">
          <table:table-cell office:value-type="string" calcext:value-type="string">
            <text:p>CRCW0603120KFKEA</text:p>
          </table:table-cell>
          <table:table-cell office:value-type="string" calcext:value-type="string">
            <text:p>120k UVLO resistor</text:p>
          </table:table-cell>
          <table:table-cell table:style-name="ce42" office:value-type="string" calcext:value-type="string">
            <text:p><text:a xlink:href="https://www.mouser.jp/ProductDetail/Vishay-Dale/CRCW0603120KFKEA?qs=sGAEpiMZZMu61qfTUdNhGyptJL5EcUtRgEQUVvKpQXw%3D" xlink:type="simple">https://www.mouser.jp/ProductDetail/Vishay-Dale/CRCW0603120KFKEA?qs=sGAEpiMZZMu61qfTUdNhGyptJL5EcUtRgEQUVvKpQXw%3D</text:a></text:p>
          </table:table-cell>
          <table:table-cell table:style-name="ce15" office:value-type="float" office:value="11.3" calcext:value-type="float">
            <text:p>11,3</text:p>
          </table:table-cell>
          <table:table-cell table:style-name="ce15" office:value-type="float" office:value="6" calcext:value-type="float">
            <text:p>6</text:p>
          </table:table-cell>
          <table:table-cell table:formula="of:=[.D20]*[.E20]" office:value-type="float" office:value="67.8" calcext:value-type="float">
            <text:p>67,8</text:p>
          </table:table-cell>
        </table:table-row>
        <table:table-row table:style-name="ro4">
          <table:table-cell office:value-type="string" calcext:value-type="string">
            <text:p>CRCW06035K10FKEA </text:p>
          </table:table-cell>
          <table:table-cell office:value-type="string" calcext:value-type="string">
            <text:p>5,1k UVLO resistor</text:p>
          </table:table-cell>
          <table:table-cell table:style-name="ce42" office:value-type="string" calcext:value-type="string">
            <text:p><text:a xlink:href="https://www.mouser.jp/ProductDetail/Vishay-Dale/CRCW06035K10FKEA?qs=sGAEpiMZZMu61qfTUdNhG1ajYgHS1GM4QgtRz44NDJU%3D" xlink:type="simple">https://www.mouser.jp/ProductDetail/Vishay-Dale/CRCW06035K10FKEA?qs=sGAEpiMZZMu61qfTUdNhG1ajYgHS1GM4QgtRz44NDJU%3D</text:a></text:p>
          </table:table-cell>
          <table:table-cell table:style-name="ce15" office:value-type="float" office:value="11.3" calcext:value-type="float">
            <text:p>11,3</text:p>
          </table:table-cell>
          <table:table-cell table:style-name="ce15" office:value-type="float" office:value="6" calcext:value-type="float">
            <text:p>6</text:p>
          </table:table-cell>
          <table:table-cell table:formula="of:=[.D21]*[.E21]" office:value-type="float" office:value="67.8" calcext:value-type="float">
            <text:p>67,8</text:p>
          </table:table-cell>
        </table:table-row>
        <table:table-row table:style-name="ro4">
          <table:table-cell office:value-type="string" calcext:value-type="string">
            <text:p>CRCW0603100KFKEA</text:p>
          </table:table-cell>
          <table:table-cell office:value-type="string" calcext:value-type="string">
            <text:p>100k FB / frequency set / bias resistor</text:p>
          </table:table-cell>
          <table:table-cell table:style-name="ce42" office:value-type="string" calcext:value-type="string">
            <text:p><text:a xlink:href="https://www.mouser.jp/ProductDetail/Vishay-Dale/CRCW0603100KFKEA?qs=sGAEpiMZZMu61qfTUdNhG3XwnH6YDjgjVclO%2FX%252BjaWo%3D" xlink:type="simple">https://www.mouser.jp/ProductDetail/Vishay-Dale/CRCW0603100KFKEA?qs=sGAEpiMZZMu61qfTUdNhG3XwnH6YDjgjVclO%2FX%252BjaWo%3D</text:a></text:p>
          </table:table-cell>
          <table:table-cell table:style-name="ce15" office:value-type="float" office:value="11.3" calcext:value-type="float">
            <text:p>11,3</text:p>
          </table:table-cell>
          <table:table-cell table:style-name="ce15" office:value-type="float" office:value="20" calcext:value-type="float">
            <text:p>20</text:p>
          </table:table-cell>
          <table:table-cell table:formula="of:=[.D22]*[.E22]" office:value-type="float" office:value="226" calcext:value-type="float">
            <text:p>226</text:p>
          </table:table-cell>
        </table:table-row>
        <table:table-row table:style-name="ro4">
          <table:table-cell office:value-type="string" calcext:value-type="string">
            <text:p>CRCW060327K0JNEA</text:p>
          </table:table-cell>
          <table:table-cell office:value-type="string" calcext:value-type="string">
            <text:p>27k compensation resistor</text:p>
          </table:table-cell>
          <table:table-cell table:style-name="ce42" office:value-type="string" calcext:value-type="string">
            <text:p><text:a xlink:href="https://www.mouser.jp/ProductDetail/Vishay-Dale/CRCW060327K0JNEA?qs=sGAEpiMZZMu61qfTUdNhG2TmlP6XIPVRa0uS%252BH8S3s8%3D" xlink:type="simple">https://www.mouser.jp/ProductDetail/Vishay-Dale/CRCW060327K0JNEA?qs=sGAEpiMZZMu61qfTUdNhG2TmlP6XIPVRa0uS%252BH8S3s8%3D</text:a></text:p>
          </table:table-cell>
          <table:table-cell table:style-name="ce15" office:value-type="float" office:value="11.3" calcext:value-type="float">
            <text:p>11,3</text:p>
          </table:table-cell>
          <table:table-cell table:style-name="ce15" office:value-type="float" office:value="6" calcext:value-type="float">
            <text:p>6</text:p>
          </table:table-cell>
          <table:table-cell table:formula="of:=[.D23]*[.E23]" office:value-type="float" office:value="67.8" calcext:value-type="float">
            <text:p>67,8</text:p>
          </table:table-cell>
        </table:table-row>
        <table:table-row table:style-name="ro4">
          <table:table-cell office:value-type="string" calcext:value-type="string">
            <text:p>PA4344.333ANLT</text:p>
          </table:table-cell>
          <table:table-cell office:value-type="string" calcext:value-type="string">
            <text:p>33uH / 12A High power inductor</text:p>
          </table:table-cell>
          <table:table-cell table:style-name="ce42" office:value-type="string" calcext:value-type="string">
            <text:p><text:a xlink:href="https://www.mouser.jp/ProductDetail/Pulse-Electronics/PA4344333ANLT?qs=%2Fha2pyFadugBczc8bw1XXSkjce1uG3Z9NBAe7MSR1H2AL2bT4%2FTesg%3D%3D" xlink:type="simple">https://www.mouser.jp/ProductDetail/Pulse-Electronics/PA4344333ANLT?qs=%2Fha2pyFadugBczc8bw1XXSkjce1uG3Z9NBAe7MSR1H2AL2bT4%2FTesg%3D%3D</text:a></text:p>
          </table:table-cell>
          <table:table-cell table:style-name="ce15" office:value-type="float" office:value="514.1" calcext:value-type="float">
            <text:p>514,1</text:p>
          </table:table-cell>
          <table:table-cell table:style-name="ce15" office:value-type="float" office:value="6" calcext:value-type="float">
            <text:p>6</text:p>
          </table:table-cell>
          <table:table-cell table:formula="of:=[.D24]*[.E24]" office:value-type="float" office:value="3084.6" calcext:value-type="float">
            <text:p>3084,6</text:p>
          </table:table-cell>
        </table:table-row>
        <table:table-row table:style-name="ro4">
          <table:table-cell office:value-type="string" calcext:value-type="string">
            <text:p>CRCW0603150KFKEA</text:p>
          </table:table-cell>
          <table:table-cell office:value-type="string" calcext:value-type="string">
            <text:p>150k FB resistor (36V reg)</text:p>
          </table:table-cell>
          <table:table-cell table:style-name="ce42" office:value-type="string" calcext:value-type="string">
            <text:p><text:a xlink:href="https://www.mouser.jp/ProductDetail/Vishay-Dale/CRCW0603150KFKEA?qs=sGAEpiMZZMu61qfTUdNhG6VIbcZKTXAszoaDpgd3%2FWo%3D" xlink:type="simple">https://www.mouser.jp/ProductDetail/Vishay-Dale/CRCW0603150KFKEA?qs=sGAEpiMZZMu61qfTUdNhG6VIbcZKTXAszoaDpgd3%2FWo%3D</text:a></text:p>
          </table:table-cell>
          <table:table-cell table:style-name="ce15" office:value-type="float" office:value="11.3" calcext:value-type="float">
            <text:p>11,3</text:p>
          </table:table-cell>
          <table:table-cell table:style-name="ce15" office:value-type="float" office:value="4" calcext:value-type="float">
            <text:p>4</text:p>
          </table:table-cell>
          <table:table-cell table:formula="of:=[.D25]*[.E25]" office:value-type="float" office:value="45.2" calcext:value-type="float">
            <text:p>45,2</text:p>
          </table:table-cell>
        </table:table-row>
        <table:table-row table:style-name="ro4">
          <table:table-cell office:value-type="string" calcext:value-type="string">
            <text:p>TNPW06034K27BEEA</text:p>
          </table:table-cell>
          <table:table-cell office:value-type="string" calcext:value-type="string">
            <text:p>4,27k FB resistor (36V reg)</text:p>
          </table:table-cell>
          <table:table-cell table:style-name="ce42" office:value-type="string" calcext:value-type="string">
            <text:p><text:a xlink:href="https://www.mouser.jp/ProductDetail/Vishay/TNPW06034K27BEEA?qs=%2Fha2pyFadujooedXZW2PxyE%2FOi1VxIeExCNFEToIAFGfUv%2FuJrhgWw%3D%3D" xlink:type="simple">https://www.mouser.jp/ProductDetail/Vishay/TNPW06034K27BEEA?qs=%2Fha2pyFadujooedXZW2PxyE%2FOi1VxIeExCNFEToIAFGfUv%2FuJrhgWw%3D%3D</text:a>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4" calcext:value-type="float">
            <text:p>4</text:p>
          </table:table-cell>
          <table:table-cell table:formula="of:=[.D26]*[.E26]" office:value-type="float" office:value="304" calcext:value-type="float">
            <text:p>304</text:p>
          </table:table-cell>
        </table:table-row>
        <table:table-row table:style-name="ro4">
          <table:table-cell office:value-type="string" calcext:value-type="string">
            <text:p>PMR100HZPJU9L0</text:p>
          </table:table-cell>
          <table:table-cell office:value-type="string" calcext:value-type="string">
            <text:p>9mOhm / 2W shunt resistor</text:p>
          </table:table-cell>
          <table:table-cell table:style-name="ce42" office:value-type="string" calcext:value-type="string">
            <text:p><text:a xlink:href="https://www.mouser.jp/ProductDetail/ROHM-Semiconductor/PMR100HZPJU9L0?qs=%2Fha2pyFadujSqGsIJYmTgAFshhkP%2FC43cJTp6tjkac%2FkWoRad9swlA%3D%3D" xlink:type="simple">https://www.mouser.jp/ProductDetail/ROHM-Semiconductor/PMR100HZPJU9L0?qs=%2Fha2pyFadujSqGsIJYmTgAFshhkP%2FC43cJTp6tjkac%2FkWoRad9swlA%3D%3D</text:a></text:p>
          </table:table-cell>
          <table:table-cell table:style-name="ce15" office:value-type="float" office:value="56.7" calcext:value-type="float">
            <text:p>56,7</text:p>
          </table:table-cell>
          <table:table-cell table:style-name="ce15" office:value-type="float" office:value="3" calcext:value-type="float">
            <text:p>3</text:p>
          </table:table-cell>
          <table:table-cell table:formula="of:=[.D27]*[.E27]" office:value-type="float" office:value="170.1" calcext:value-type="float">
            <text:p>170,1</text:p>
          </table:table-cell>
        </table:table-row>
        <table:table-row table:style-name="ro4">
          <table:table-cell office:value-type="string" calcext:value-type="string">
            <text:p>RLP73V3AR011FTDF</text:p>
          </table:table-cell>
          <table:table-cell office:value-type="string" calcext:value-type="string">
            <text:p>11mOhm / 2W shunt resistor</text:p>
          </table:table-cell>
          <table:table-cell table:style-name="ce42" office:value-type="string" calcext:value-type="string">
            <text:p><text:a xlink:href="https://www.mouser.jp/ProductDetail/TE-Connectivity-Holsworthy/RLP73V3AR011FTDF?qs=%2Fha2pyFadujc3ilW0ZHqB4QfY%252BAfj%2FsycjbCh8Tntlqlk8sVTcs9Mw%3D%3D" xlink:type="simple">https://www.mouser.jp/ProductDetail/TE-Connectivity-Holsworthy/RLP73V3AR011FTDF?qs=%2Fha2pyFadujc3ilW0ZHqB4QfY%252BAfj%2FsycjbCh8Tntlqlk8sVTcs9Mw%3D%3D</text:a></text:p>
          </table:table-cell>
          <table:table-cell table:style-name="ce15" office:value-type="float" office:value="85.1" calcext:value-type="float">
            <text:p>85,1</text:p>
          </table:table-cell>
          <table:table-cell table:style-name="ce15" office:value-type="float" office:value="6" calcext:value-type="float">
            <text:p>6</text:p>
          </table:table-cell>
          <table:table-cell table:formula="of:=[.D28]*[.E28]" office:value-type="float" office:value="510.6" calcext:value-type="float">
            <text:p>510,6</text:p>
          </table:table-cell>
        </table:table-row>
        <table:table-row table:style-name="ro4">
          <table:table-cell office:value-type="string" calcext:value-type="string">
            <text:p>RT0603DRE077K41L</text:p>
          </table:table-cell>
          <table:table-cell office:value-type="string" calcext:value-type="string">
            <text:p>7,41k FB resistor (14,5V reg)</text:p>
          </table:table-cell>
          <table:table-cell table:style-name="ce43" office:value-type="string" calcext:value-type="string">
            <text:p><text:a xlink:href="https://www.mouser.jp/ProductDetail/Yageo/RT0603DRE077K41L?qs=%2Fha2pyFaduhGUQ%252BPXU%252BgU8A54ELll%2F4OneuT7d87Yaxmias3TzgWsA%3D%3D" xlink:type="simple">https://www.mouser.jp/ProductDetail/Yageo/RT0603DRE077K41L?qs=%2Fha2pyFaduhGUQ%252BPXU%252BgU8A54ELll%2F4OneuT7d87Yaxmias3TzgWsA%3D%3D</text:a></text:p>
          </table:table-cell>
          <table:table-cell table:style-name="ce15" office:value-type="float" office:value="14.8" calcext:value-type="float">
            <text:p>14,8</text:p>
          </table:table-cell>
          <table:table-cell table:style-name="ce15" office:value-type="float" office:value="2" calcext:value-type="float">
            <text:p>2</text:p>
          </table:table-cell>
          <table:table-cell table:formula="of:=[.D29]*[.E29]" office:value-type="float" office:value="29.6" calcext:value-type="float">
            <text:p>29,6</text:p>
          </table:table-cell>
        </table:table-row>
        <table:table-row table:style-name="ro4">
          <table:table-cell office:value-type="string" calcext:value-type="string">
            <text:p>RLP73V3AR013FTDF</text:p>
          </table:table-cell>
          <table:table-cell office:value-type="string" calcext:value-type="string">
            <text:p>13mOhm / 2W shunt resistor</text:p>
          </table:table-cell>
          <table:table-cell table:style-name="ce44" office:value-type="string" calcext:value-type="string">
            <text:p><text:a xlink:href="https://www.mouser.jp/ProductDetail/TE-Connectivity-Holsworthy/RLP73V3AR013FTDF?qs=%2Fha2pyFadujc3ilW0ZHqByccvzLG4Mk2BrBqVMhO4ZXB2E76iKFqvg%3D%3D" xlink:type="simple">https://www.mouser.jp/ProductDetail/TE-Connectivity-Holsworthy/RLP73V3AR013FTDF?qs=%2Fha2pyFadujc3ilW0ZHqByccvzLG4Mk2BrBqVMhO4ZXB2E76iKFqvg%3D%3D</text:a></text:p>
          </table:table-cell>
          <table:table-cell table:style-name="ce15" office:value-type="float" office:value="85.1" calcext:value-type="float">
            <text:p>85,1</text:p>
          </table:table-cell>
          <table:table-cell table:style-name="ce15" office:value-type="float" office:value="3" calcext:value-type="float">
            <text:p>3</text:p>
          </table:table-cell>
          <table:table-cell table:formula="of:=[.D30]*[.E30]" office:value-type="float" office:value="255.3" calcext:value-type="float">
            <text:p>255,3</text:p>
          </table:table-cell>
        </table:table-row>
        <table:table-row table:style-name="ro4">
          <table:table-cell office:value-type="string" calcext:value-type="string">
            <text:p>CRCW06034K30FKEA</text:p>
          </table:table-cell>
          <table:table-cell office:value-type="string" calcext:value-type="string">
            <text:p>4,3k FB resistor (24V reg)</text:p>
          </table:table-cell>
          <table:table-cell table:style-name="ce44" office:value-type="string" calcext:value-type="string">
            <text:p><text:a xlink:href="https://www.mouser.jp/ProductDetail/Vishay-Dale/CRCW06034K30FKEA?qs=sGAEpiMZZMu61qfTUdNhG2TmlP6XIPVR%252BB6GHJ0jMDM%3D" xlink:type="simple">https://www.mouser.jp/ProductDetail/Vishay-Dale/CRCW06034K30FKEA?qs=sGAEpiMZZMu61qfTUdNhG2TmlP6XIPVR%252BB6GHJ0jMDM%3D</text:a></text:p>
          </table:table-cell>
          <table:table-cell table:style-name="ce15" office:value-type="float" office:value="11.3" calcext:value-type="float">
            <text:p>11,3</text:p>
          </table:table-cell>
          <table:table-cell table:style-name="ce15" office:value-type="float" office:value="2" calcext:value-type="float">
            <text:p>2</text:p>
          </table:table-cell>
          <table:table-cell table:formula="of:=[.D31]*[.E31]" office:value-type="float" office:value="22.6" calcext:value-type="float">
            <text:p>22,6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ce56"/>
          <table:table-cell/>
          <table:table-cell table:style-name="ce64" table:formula="of:=SUM([.F7:.F31])" office:value-type="float" office:value="22834.5" calcext:value-type="float">
            <text:p>22834,5</text:p>
          </table:table-cell>
        </table:table-row>
        <table:table-row table:style-name="ro4">
          <table:table-cell table:style-name="ce27" office:value-type="string" calcext:value-type="string">
            <text:p>Filtering components</text:p>
          </table:table-cell>
          <table:table-cell table:style-name="ce35" table:number-columns-repeated="4"/>
          <table:table-cell table:style-name="ce54"/>
        </table:table-row>
        <table:table-row table:style-name="ro4">
          <table:table-cell office:value-type="float" office:value="744373965100" calcext:value-type="float">
            <text:p>744373965100</text:p>
          </table:table-cell>
          <table:table-cell table:style-name="ce14" office:value-type="string" calcext:value-type="string">
            <text:p>IDC=8,8A 10uH filtering inductor</text:p>
          </table:table-cell>
          <table:table-cell table:style-name="ce45" office:value-type="string" calcext:value-type="string">
            <text:p><text:a xlink:href="https://www.mouser.jp/ProductDetail/Wurth-Elektronik/744373965100?qs=%2Fha2pyFadujKFprgV%252BB%252BOodd4%252BdTqK2vJxgPBr27ao%252BukzIqjL1PkQ%3D%3D" xlink:type="simple">https://www.mouser.jp/ProductDetail/Wurth-Elektronik/744373965100?qs=%2Fha2pyFadujKFprgV%252BB%252BOodd4%252BdTqK2vJxgPBr27ao%252BukzIqjL1PkQ%3D%3D</text:a></text:p>
          </table:table-cell>
          <table:table-cell office:value-type="float" office:value="327.4" calcext:value-type="float">
            <text:p>327,4</text:p>
          </table:table-cell>
          <table:table-cell table:style-name="ce14" office:value-type="float" office:value="3" calcext:value-type="float">
            <text:p>3</text:p>
          </table:table-cell>
          <table:table-cell table:style-name="ce54" table:formula="of:=[.E34]*[.D34]" office:value-type="float" office:value="982.2" calcext:value-type="float">
            <text:p>982,2</text:p>
          </table:table-cell>
        </table:table-row>
        <table:table-row table:style-name="ro4">
          <table:table-cell table:style-name="ce27" office:value-type="string" calcext:value-type="string">
            <text:p>PA4341.103ANLT</text:p>
          </table:table-cell>
          <table:table-cell table:style-name="ce14" office:value-type="string" calcext:value-type="string">
            <text:p>IDC=4A 10uH filtering inductor</text:p>
          </table:table-cell>
          <table:table-cell table:style-name="ce45" office:value-type="string" calcext:value-type="string">
            <text:p><text:a xlink:href="https://www.mouser.jp/ProductDetail/Pulse-Electronics/PA4341103ANLT?qs=%2Fha2pyFadugCeMc5y2ZPbWM9OIIDy0BFsrrAdDk64XQo%252BcOoxMHTQw%3D%3D" xlink:type="simple">https://www.mouser.jp/ProductDetail/Pulse-Electronics/PA4341103ANLT?qs=%2Fha2pyFadugCeMc5y2ZPbWM9OIIDy0BFsrrAdDk64XQo%252BcOoxMHTQw%3D%3D</text:a></text:p>
          </table:table-cell>
          <table:table-cell office:value-type="float" office:value="122.3" calcext:value-type="float">
            <text:p>122,3</text:p>
          </table:table-cell>
          <table:table-cell table:style-name="ce14" office:value-type="float" office:value="3" calcext:value-type="float">
            <text:p>3</text:p>
          </table:table-cell>
          <table:table-cell table:style-name="ce54" table:formula="of:=[.E35]*[.D35]" office:value-type="float" office:value="366.9" calcext:value-type="float">
            <text:p>366,9</text:p>
          </table:table-cell>
        </table:table-row>
        <table:table-row table:style-name="ro4">
          <table:table-cell table:style-name="ce27" office:value-type="string" calcext:value-type="string">
            <text:p>C1210C474K5RACTU</text:p>
          </table:table-cell>
          <table:table-cell table:style-name="ce14" office:value-type="string" calcext:value-type="string">
            <text:p>470nF / 50V filtering capacitor</text:p>
          </table:table-cell>
          <table:table-cell table:style-name="ce45" office:value-type="string" calcext:value-type="string">
            <text:p><text:a xlink:href="https://www.mouser.jp/ProductDetail/KEMET/C1210C474K5RACTU?qs=sGAEpiMZZMs0AnBnWHyRQM0yVqKBBK3frSa2n3pwvnQ%3D" xlink:type="simple">https://www.mouser.jp/ProductDetail/KEMET/C1210C474K5RACTU?qs=sGAEpiMZZMs0AnBnWHyRQM0yVqKBBK3frSa2n3pwvnQ%3D</text:a></text:p>
          </table:table-cell>
          <table:table-cell office:value-type="float" office:value="31.5" calcext:value-type="float">
            <text:p>31,5</text:p>
          </table:table-cell>
          <table:table-cell table:style-name="ce14" office:value-type="float" office:value="10" calcext:value-type="float">
            <text:p>10</text:p>
          </table:table-cell>
          <table:table-cell table:style-name="ce54" table:formula="of:=[.E36]*[.D36]" office:value-type="float" office:value="315" calcext:value-type="float">
            <text:p>315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ce57" office:value-type="string" calcext:value-type="string">
            <text:p>PRICE</text:p>
          </table:table-cell>
          <table:table-cell table:formula="of:=SUM([.E34:.E36])" office:value-type="float" office:value="16" calcext:value-type="float">
            <text:p>16</text:p>
          </table:table-cell>
          <table:table-cell table:style-name="ce64" table:formula="of:=SUM([.F34:.F36])" office:value-type="float" office:value="1664.1" calcext:value-type="float">
            <text:p>1664,1</text:p>
          </table:table-cell>
        </table:table-row>
        <table:table-row table:style-name="ro4">
          <table:table-cell table:style-name="ce27" office:value-type="string" calcext:value-type="string">
            <text:p>Power Board components</text:p>
          </table:table-cell>
          <table:table-cell table:style-name="ce35" table:number-columns-repeated="4"/>
          <table:table-cell table:style-name="ce54"/>
        </table:table-row>
        <table:table-row table:style-name="ro4">
          <table:table-cell table:style-name="ce27" office:value-type="string" calcext:value-type="string">
            <text:p>TPS54560BDDA</text:p>
          </table:table-cell>
          <table:table-cell table:style-name="ce14" office:value-type="string" calcext:value-type="string">
            <text:p>5A adustable buck converter</text:p>
          </table:table-cell>
          <table:table-cell table:style-name="ce45" office:value-type="string" calcext:value-type="string">
            <text:p><text:a xlink:href="https://www.mouser.jp/ProductDetail/Texas-Instruments/TPS54560BDDA?qs=sGAEpiMZZMtitjHzVIkrqZzDzZChF5ZsOcGDOwn43k825UBhQ33kDA%3D%3D" xlink:type="simple">https://www.mouser.jp/ProductDetail/Texas-Instruments/TPS54560BDDA?qs=sGAEpiMZZMtitjHzVIkrqZzDzZChF5ZsOcGDOwn43k825UBhQ33kDA%3D%3D</text:a></text:p>
          </table:table-cell>
          <table:table-cell office:value-type="float" office:value="683.9" calcext:value-type="float">
            <text:p>683,9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39]*[.D39]" office:value-type="float" office:value="2735.6" calcext:value-type="float">
            <text:p>2735,6</text:p>
          </table:table-cell>
        </table:table-row>
        <table:table-row table:style-name="ro4">
          <table:table-cell office:value-type="float" office:value="885012206095" calcext:value-type="float">
            <text:p>885012206095</text:p>
          </table:table-cell>
          <table:table-cell table:style-name="ce14" office:value-type="string" calcext:value-type="string">
            <text:p>0,1uF / 50V bootstap capacitor</text:p>
          </table:table-cell>
          <table:table-cell table:style-name="ce45" office:value-type="string" calcext:value-type="string">
            <text:p><text:a xlink:href="https://www.mouser.jp/ProductDetail/Wurth-Elektronik/885012206095?qs=%2Fha2pyFaduhWLwq%252BImdxjA42lLM0qQFytukBLFmJlA00b5LJ%2FPHR4Q%3D%3D" xlink:type="simple">https://www.mouser.jp/ProductDetail/Wurth-Elektronik/885012206095?qs=%2Fha2pyFaduhWLwq%252BImdxjA42lLM0qQFytukBLFmJlA00b5LJ%2FPHR4Q%3D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40]*[.D40]" office:value-type="float" office:value="46.8" calcext:value-type="float">
            <text:p>46,8</text:p>
          </table:table-cell>
        </table:table-row>
        <table:table-row table:style-name="ro4">
          <table:table-cell table:style-name="ce27" office:value-type="string" calcext:value-type="string">
            <text:p>CC0603KRX7R8BB273</text:p>
          </table:table-cell>
          <table:table-cell table:style-name="ce14" office:value-type="string" calcext:value-type="string">
            <text:p>27nF / 25V Compensation capacitor</text:p>
          </table:table-cell>
          <table:table-cell table:style-name="ce45" office:value-type="string" calcext:value-type="string">
            <text:p><text:a xlink:href="https://www.mouser.jp/ProductDetail/Yageo/CC0603KRX7R8BB273?qs=%2Fha2pyFaduh%252BUOWCkAJwPBFWLebrub1eDRm6l2EQ86aaGVFxE8RzYw%3D%3D" xlink:type="simple">https://www.mouser.jp/ProductDetail/Yageo/CC0603KRX7R8BB273?qs=%2Fha2pyFaduh%252BUOWCkAJwPBFWLebrub1eDRm6l2EQ86aaGVFxE8RzYw%3D%3D</text:a>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41]*[.D41]" office:value-type="float" office:value="28" calcext:value-type="float">
            <text:p>28</text:p>
          </table:table-cell>
        </table:table-row>
        <table:table-row table:style-name="ro4">
          <table:table-cell office:value-type="float" office:value="885012206058" calcext:value-type="float">
            <text:p>885012206058</text:p>
          </table:table-cell>
          <table:table-cell table:style-name="ce14" office:value-type="string" calcext:value-type="string">
            <text:p>680pF / 25V Compensation capacitor</text:p>
          </table:table-cell>
          <table:table-cell table:style-name="ce45" office:value-type="string" calcext:value-type="string">
            <text:p><text:a xlink:href="https://www.mouser.jp/ProductDetail/Wurth-Elektronik/885012206058?qs=%2Fha2pyFaduhWLwq%252BImdxjHguXlaWi%252BqXShslK3%252BfKqBJBmE8TBnQtQ%3D%3D" xlink:type="simple">https://www.mouser.jp/ProductDetail/Wurth-Elektronik/885012206058?qs=%2Fha2pyFaduhWLwq%252BImdxjHguXlaWi%252BqXShslK3%252BfKqBJBmE8TBnQtQ%3D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42]*[.D42]" office:value-type="float" office:value="23.4" calcext:value-type="float">
            <text:p>23,4</text:p>
          </table:table-cell>
        </table:table-row>
        <table:table-row table:style-name="ro4">
          <table:table-cell table:style-name="ce27" office:value-type="string" calcext:value-type="string">
            <text:p>CC0603KRX7R8BB183</text:p>
          </table:table-cell>
          <table:table-cell table:style-name="ce14" office:value-type="string" calcext:value-type="string">
            <text:p>18nF / 25V Compensation capacitor</text:p>
          </table:table-cell>
          <table:table-cell table:style-name="ce45" office:value-type="string" calcext:value-type="string">
            <text:p><text:a xlink:href="https://www.mouser.jp/ProductDetail/Yageo/CC0603KRX7R8BB183?qs=%2Fha2pyFaduh%252BUOWCkAJwPJoY7e79D8qqkHolfsqQtoEf0gg2uQu1OQ%3D%3D" xlink:type="simple">https://www.mouser.jp/ProductDetail/Yageo/CC0603KRX7R8BB183?qs=%2Fha2pyFaduh%252BUOWCkAJwPJoY7e79D8qqkHolfsqQtoEf0gg2uQu1OQ%3D%3D</text:a>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43]*[.D43]" office:value-type="float" office:value="28" calcext:value-type="float">
            <text:p>28</text:p>
          </table:table-cell>
        </table:table-row>
        <table:table-row table:style-name="ro4">
          <table:table-cell table:style-name="ce27" office:value-type="string" calcext:value-type="string">
            <text:p>CC0603KRX7R8BB102</text:p>
          </table:table-cell>
          <table:table-cell table:style-name="ce14" office:value-type="string" calcext:value-type="string">
            <text:p>1nF / 25V Compensation capacitor</text:p>
          </table:table-cell>
          <table:table-cell table:style-name="ce45" office:value-type="string" calcext:value-type="string">
            <text:p><text:a xlink:href="https://www.mouser.jp/ProductDetail/Yageo/CC0603KRX7R8BB102?qs=%2Fha2pyFaduh%252BUOWCkAJwPIJimSXXC4xH0rMkdx0T9oXi37BfU9sibQ%3D%3D" xlink:type="simple">https://www.mouser.jp/ProductDetail/Yageo/CC0603KRX7R8BB102?qs=%2Fha2pyFaduh%252BUOWCkAJwPIJimSXXC4xH0rMkdx0T9oXi37BfU9sibQ%3D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44]*[.D44]" office:value-type="float" office:value="23.4" calcext:value-type="float">
            <text:p>23,4</text:p>
          </table:table-cell>
        </table:table-row>
        <table:table-row table:style-name="ro4">
          <table:table-cell table:style-name="ce27" office:value-type="string" calcext:value-type="string">
            <text:p>GRM32ER71H106MA12L</text:p>
          </table:table-cell>
          <table:table-cell table:style-name="ce14" office:value-type="string" calcext:value-type="string">
            <text:p>10uF / 50V Input capacitor</text:p>
          </table:table-cell>
          <table:table-cell table:style-name="ce45" office:value-type="string" calcext:value-type="string">
            <text:p><text:a xlink:href="https://www.mouser.jp/ProductDetail/Murata-Electronics/GRM32ER71H106MA12L?qs=%2Fha2pyFaduhj8NZ3iuDnEjxrxQvppD8zIU8Ruyb84uzuIBimmitrid4tcrt%2FcqZJ" xlink:type="simple">https://www.mouser.jp/ProductDetail/Murata-Electronics/GRM32ER71H106MA12L?qs=%2Fha2pyFaduhj8NZ3iuDnEjxrxQvppD8zIU8Ruyb84uzuIBimmitrid4tcrt%2FcqZJ</text:a></text:p>
          </table:table-cell>
          <table:table-cell office:value-type="float" office:value="111.8" calcext:value-type="float">
            <text:p>111,8</text:p>
          </table:table-cell>
          <table:table-cell table:style-name="ce14" office:value-type="float" office:value="8" calcext:value-type="float">
            <text:p>8</text:p>
          </table:table-cell>
          <table:table-cell table:style-name="ce54" table:formula="of:=[.E45]*[.D45]" office:value-type="float" office:value="894.4" calcext:value-type="float">
            <text:p>894,4</text:p>
          </table:table-cell>
        </table:table-row>
        <table:table-row table:style-name="ro4">
          <table:table-cell table:style-name="ce27" office:value-type="string" calcext:value-type="string">
            <text:p>T495X476K035ATE230</text:p>
          </table:table-cell>
          <table:table-cell table:style-name="ce14" office:value-type="string" calcext:value-type="string">
            <text:p>47uF / 50V Output tantalum capacitor</text:p>
          </table:table-cell>
          <table:table-cell table:style-name="ce45" office:value-type="string" calcext:value-type="string">
            <text:p><text:a xlink:href="https://www.mouser.jp/ProductDetail/KEMET/T495X476K035ATE230?qs=%2Fha2pyFaduhg7%252BwZZTvHG1i2%2FAoMXx8KuBFnXREJvXH04Jt9P4mv%2F%2FD0ytos6RVH" xlink:type="simple">https://www.mouser.jp/ProductDetail/KEMET/T495X476K035ATE230?qs=%2Fha2pyFaduhg7%252BwZZTvHG1i2%2FAoMXx8KuBFnXREJvXH04Jt9P4mv%2F%2FD0ytos6RVH</text:a></text:p>
          </table:table-cell>
          <table:table-cell office:value-type="float" office:value="274.9" calcext:value-type="float">
            <text:p>274,9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46]*[.D46]" office:value-type="float" office:value="1099.6" calcext:value-type="float">
            <text:p>1099,6</text:p>
          </table:table-cell>
        </table:table-row>
        <table:table-row table:style-name="ro4">
          <table:table-cell office:value-type="float" office:value="885012207098" calcext:value-type="float">
            <text:p>885012207098</text:p>
          </table:table-cell>
          <table:table-cell table:style-name="ce14" office:value-type="string" calcext:value-type="string">
            <text:p>100nF / 50V Output ceramic capacitor</text:p>
          </table:table-cell>
          <table:table-cell table:style-name="ce45" office:value-type="string" calcext:value-type="string">
            <text:p><text:a xlink:href="https://www.mouser.jp/ProductDetail/Wurth-Elektronik/885012207098?qs=%2Fha2pyFaduhWLwq%252BImdxjPxGLxfkz82R3MUHb0DTRlyTmZ0GqCfc7w%3D%3D" xlink:type="simple">https://www.mouser.jp/ProductDetail/Wurth-Elektronik/885012207098?qs=%2Fha2pyFaduhWLwq%252BImdxjPxGLxfkz82R3MUHb0DTRlyTmZ0GqCfc7w%3D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47]*[.D47]" office:value-type="float" office:value="46.8" calcext:value-type="float">
            <text:p>46,8</text:p>
          </table:table-cell>
        </table:table-row>
        <table:table-row table:style-name="ro4">
          <table:table-cell office:value-type="string" calcext:value-type="string">
            <text:p>NRVTSS5100ET3G</text:p>
          </table:table-cell>
          <table:table-cell table:style-name="ce14" office:value-type="string" calcext:value-type="string">
            <text:p>Schottky rectifier diode</text:p>
          </table:table-cell>
          <table:table-cell table:style-name="ce45" office:value-type="string" calcext:value-type="string">
            <text:p><text:a xlink:href="https://www.mouser.jp/ProductDetail/ON-Semiconductor/NRVTSS5100ET3G?qs=%2Fha2pyFadugarWiQDuQHS%252BCNQh3t%252BY3ds8%252BQiw5Je5HIY8LsWgbsAw%3D%3D" xlink:type="simple">https://www.mouser.jp/ProductDetail/ON-Semiconductor/NRVTSS5100ET3G?qs=%2Fha2pyFadugarWiQDuQHS%252BCNQh3t%252BY3ds8%252BQiw5Je5HIY8LsWgbsAw%3D%3D</text:a></text:p>
          </table:table-cell>
          <table:table-cell office:value-type="float" office:value="54.8" calcext:value-type="float">
            <text:p>54,8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48]*[.D48]" office:value-type="float" office:value="219.2" calcext:value-type="float">
            <text:p>219,2</text:p>
          </table:table-cell>
        </table:table-row>
        <table:table-row table:style-name="ro4">
          <table:table-cell office:value-type="string" calcext:value-type="string">
            <text:p>177CDMCCDS-470MC</text:p>
          </table:table-cell>
          <table:table-cell table:style-name="ce14" office:value-type="string" calcext:value-type="string">
            <text:p>47uH fixed inductor</text:p>
          </table:table-cell>
          <table:table-cell table:style-name="ce45" office:value-type="string" calcext:value-type="string">
            <text:p><text:a xlink:href="https://www.mouser.jp/ProductDetail/Sumida/177CDMCCDS-470MC?qs=%2Fha2pyFadug8%252BI0ZhBkqfRLZTGE5DHBT4JPh6r15VA8Udeh3HHUtoQ%3D%3D" xlink:type="simple">https://www.mouser.jp/ProductDetail/Sumida/177CDMCCDS-470MC?qs=%2Fha2pyFadug8%252BI0ZhBkqfRLZTGE5DHBT4JPh6r15VA8Udeh3HHUtoQ%3D%3D</text:a></text:p>
          </table:table-cell>
          <table:table-cell office:value-type="float" office:value="454.4" calcext:value-type="float">
            <text:p>454,4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49]*[.D49]" office:value-type="float" office:value="908.8" calcext:value-type="float">
            <text:p>908,8</text:p>
          </table:table-cell>
        </table:table-row>
        <table:table-row table:style-name="ro4">
          <table:table-cell office:value-type="string" calcext:value-type="string">
            <text:p>125CDMCCDS-220MC</text:p>
          </table:table-cell>
          <table:table-cell table:style-name="ce14" office:value-type="string" calcext:value-type="string">
            <text:p>22uH fixed inductor</text:p>
          </table:table-cell>
          <table:table-cell table:style-name="ce45" office:value-type="string" calcext:value-type="string">
            <text:p><text:a xlink:href="https://www.mouser.jp/ProductDetail/Sumida/125CDMCCDS-220MC?qs=%2Fha2pyFadui1BnMegFvZt4wYstDRAemKI8lIMi7Liy06xwqxhXDBtQ%3D%3D" xlink:type="simple">https://www.mouser.jp/ProductDetail/Sumida/125CDMCCDS-220MC?qs=%2Fha2pyFadui1BnMegFvZt4wYstDRAemKI8lIMi7Liy06xwqxhXDBtQ%3D%3D</text:a></text:p>
          </table:table-cell>
          <table:table-cell office:value-type="float" office:value="210.9" calcext:value-type="float">
            <text:p>210,9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50]*[.D50]" office:value-type="float" office:value="421.8" calcext:value-type="float">
            <text:p>421,8</text:p>
          </table:table-cell>
        </table:table-row>
        <table:table-row table:style-name="ro4">
          <table:table-cell office:value-type="string" calcext:value-type="string">
            <text:p>CRCW06036K80FKEA</text:p>
          </table:table-cell>
          <table:table-cell table:style-name="ce14" office:value-type="string" calcext:value-type="string">
            <text:p>0603 6,8kOhm compensation resistor</text:p>
          </table:table-cell>
          <table:table-cell table:style-name="ce45" office:value-type="string" calcext:value-type="string">
            <text:p><text:a xlink:href="https://www.mouser.jp/ProductDetail/Vishay-Dale/CRCW06036K80FKEA?qs=sGAEpiMZZMu61qfTUdNhG82Z6Ry1C7AqhWApJGidOH8%3D" xlink:type="simple">https://www.mouser.jp/ProductDetail/Vishay-Dale/CRCW06036K80FKEA?qs=sGAEpiMZZMu61qfTUdNhG82Z6Ry1C7AqhWApJGidOH8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51]*[.D51]" office:value-type="float" office:value="23.4" calcext:value-type="float">
            <text:p>23,4</text:p>
          </table:table-cell>
        </table:table-row>
        <table:table-row table:style-name="ro4">
          <table:table-cell office:value-type="string" calcext:value-type="string">
            <text:p>CRCW06034K42FKEA</text:p>
          </table:table-cell>
          <table:table-cell table:style-name="ce14" office:value-type="string" calcext:value-type="string">
            <text:p>0603 4,42kOhm compensation resistor</text:p>
          </table:table-cell>
          <table:table-cell table:style-name="ce45" office:value-type="string" calcext:value-type="string">
            <text:p><text:a xlink:href="https://www.mouser.jp/ProductDetail/Vishay-Dale/CRCW06034K42FKEA?qs=sGAEpiMZZMu61qfTUdNhGyptJL5EcUtRLefSLDob3%2F4%3D" xlink:type="simple">https://www.mouser.jp/ProductDetail/Vishay-Dale/CRCW06034K42FKEA?qs=sGAEpiMZZMu61qfTUdNhGyptJL5EcUtRLefSLDob3%2F4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52]*[.D52]" office:value-type="float" office:value="23.4" calcext:value-type="float">
            <text:p>23,4</text:p>
          </table:table-cell>
        </table:table-row>
        <table:table-row table:style-name="ro4">
          <table:table-cell office:value-type="string" calcext:value-type="string">
            <text:p>CRCW060346K4FKEA</text:p>
          </table:table-cell>
          <table:table-cell table:style-name="ce14" office:value-type="string" calcext:value-type="string">
            <text:p>0603 46,4kOhm feedback resistor</text:p>
          </table:table-cell>
          <table:table-cell table:style-name="ce45" office:value-type="string" calcext:value-type="string">
            <text:p><text:a xlink:href="https://www.mouser.jp/ProductDetail/Vishay-Dale/CRCW060346K4FKEA?qs=sGAEpiMZZMu61qfTUdNhG3XwnH6YDjgjXABgbg6CXCw%3D" xlink:type="simple">https://www.mouser.jp/ProductDetail/Vishay-Dale/CRCW060346K4FKEA?qs=sGAEpiMZZMu61qfTUdNhG3XwnH6YDjgjXABgbg6CXCw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53]*[.D53]" office:value-type="float" office:value="23.4" calcext:value-type="float">
            <text:p>23,4</text:p>
          </table:table-cell>
        </table:table-row>
        <table:table-row table:style-name="ro4">
          <table:table-cell office:value-type="string" calcext:value-type="string">
            <text:p>CRCW060317K4FKEA</text:p>
          </table:table-cell>
          <table:table-cell table:style-name="ce14" office:value-type="string" calcext:value-type="string">
            <text:p>0603 17,4kOhm feedback resistor</text:p>
          </table:table-cell>
          <table:table-cell table:style-name="ce45" office:value-type="string" calcext:value-type="string">
            <text:p><text:a xlink:href="https://www.mouser.jp/ProductDetail/Vishay-Dale/CRCW060317K4FKEA?qs=sGAEpiMZZMu61qfTUdNhG3XwnH6YDjgjHRWz5K4wZhQ%3D" xlink:type="simple">https://www.mouser.jp/ProductDetail/Vishay-Dale/CRCW060317K4FKEA?qs=sGAEpiMZZMu61qfTUdNhG3XwnH6YDjgjHRWz5K4wZhQ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2" calcext:value-type="float">
            <text:p>2</text:p>
          </table:table-cell>
          <table:table-cell table:style-name="ce54" table:formula="of:=[.E54]*[.D54]" office:value-type="float" office:value="23.4" calcext:value-type="float">
            <text:p>23,4</text:p>
          </table:table-cell>
        </table:table-row>
        <table:table-row table:style-name="ro4">
          <table:table-cell office:value-type="string" calcext:value-type="string">
            <text:p>CRCW06033K30FKEA</text:p>
          </table:table-cell>
          <table:table-cell table:style-name="ce14" office:value-type="string" calcext:value-type="string">
            <text:p>0603 3,3kOhm feedback resistor</text:p>
          </table:table-cell>
          <table:table-cell table:style-name="ce45" office:value-type="string" calcext:value-type="string">
            <text:p><text:a xlink:href="https://www.mouser.jp/ProductDetail/Vishay-Dale/CRCW06033K30FKEA?qs=sGAEpiMZZMu61qfTUdNhG2TmlP6XIPVRzZHU3CxLNqw%3D" xlink:type="simple">https://www.mouser.jp/ProductDetail/Vishay-Dale/CRCW06033K30FKEA?qs=sGAEpiMZZMu61qfTUdNhG2TmlP6XIPVRzZHU3CxLNqw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55]*[.D55]" office:value-type="float" office:value="46.8" calcext:value-type="float">
            <text:p>46,8</text:p>
          </table:table-cell>
        </table:table-row>
        <table:table-row table:style-name="ro4">
          <table:table-cell office:value-type="string" calcext:value-type="string">
            <text:p>CRCW0603243KFKEA</text:p>
          </table:table-cell>
          <table:table-cell table:style-name="ce14" office:value-type="string" calcext:value-type="string">
            <text:p>0603 243kOhm frequency set resistor</text:p>
          </table:table-cell>
          <table:table-cell table:style-name="ce45" office:value-type="string" calcext:value-type="string">
            <text:p><text:a xlink:href="https://www.mouser.jp/ProductDetail/Vishay-Dale/CRCW0603243KFKEA?qs=sGAEpiMZZMu61qfTUdNhG82Z6Ry1C7AqdA4Ofr26wYs%3D" xlink:type="simple">https://www.mouser.jp/ProductDetail/Vishay-Dale/CRCW0603243KFKEA?qs=sGAEpiMZZMu61qfTUdNhG82Z6Ry1C7AqdA4Ofr26wYs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56]*[.D56]" office:value-type="float" office:value="46.8" calcext:value-type="float">
            <text:p>46,8</text:p>
          </table:table-cell>
        </table:table-row>
        <table:table-row table:style-name="ro4">
          <table:table-cell office:value-type="string" calcext:value-type="string">
            <text:p>CRCW0603294KFKEA</text:p>
          </table:table-cell>
          <table:table-cell table:style-name="ce14" office:value-type="string" calcext:value-type="string">
            <text:p>0603 294kOhm undervoltage resistor</text:p>
          </table:table-cell>
          <table:table-cell table:style-name="ce45" office:value-type="string" calcext:value-type="string">
            <text:p><text:a xlink:href="https://www.mouser.jp/ProductDetail/Vishay-Dale/CRCW0603294KFKEA?qs=sGAEpiMZZMu61qfTUdNhG7Gzy2l2IcrzAFb9T87VGmA%3D" xlink:type="simple">https://www.mouser.jp/ProductDetail/Vishay-Dale/CRCW0603294KFKEA?qs=sGAEpiMZZMu61qfTUdNhG7Gzy2l2IcrzAFb9T87VGmA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57]*[.D57]" office:value-type="float" office:value="46.8" calcext:value-type="float">
            <text:p>46,8</text:p>
          </table:table-cell>
        </table:table-row>
        <table:table-row table:style-name="ro4">
          <table:table-cell office:value-type="string" calcext:value-type="string">
            <text:p>CRCW060312K1FKEA</text:p>
          </table:table-cell>
          <table:table-cell table:style-name="ce14" office:value-type="string" calcext:value-type="string">
            <text:p>0603 12,1k undervoltage resistor</text:p>
          </table:table-cell>
          <table:table-cell table:style-name="ce45" office:value-type="string" calcext:value-type="string">
            <text:p><text:a xlink:href="https://www.mouser.jp/ProductDetail/Vishay-Dale/CRCW060312K1FKEA?qs=sGAEpiMZZMu61qfTUdNhGyptJL5EcUtRkJCztkk53o8%3D" xlink:type="simple">https://www.mouser.jp/ProductDetail/Vishay-Dale/CRCW060312K1FKEA?qs=sGAEpiMZZMu61qfTUdNhGyptJL5EcUtRkJCztkk53o8%3D</text:a></text:p>
          </table:table-cell>
          <table:table-cell office:value-type="float" office:value="11.7" calcext:value-type="float">
            <text:p>11,7</text:p>
          </table:table-cell>
          <table:table-cell table:style-name="ce14" office:value-type="float" office:value="4" calcext:value-type="float">
            <text:p>4</text:p>
          </table:table-cell>
          <table:table-cell table:style-name="ce54" table:formula="of:=[.E58]*[.D58]" office:value-type="float" office:value="46.8" calcext:value-type="float">
            <text:p>46,8</text:p>
          </table:table-cell>
        </table:table-row>
        <table:table-row table:style-name="ro4">
          <table:table-cell office:value-type="string" calcext:value-type="string">
            <text:p>172448-0004</text:p>
          </table:table-cell>
          <table:table-cell table:style-name="ce14" office:value-type="string" calcext:value-type="string">
            <text:p>13A/contact horizontal Molex connectors</text:p>
          </table:table-cell>
          <table:table-cell table:style-name="ce45" office:value-type="string" calcext:value-type="string">
            <text:p><text:a xlink:href="https://www.mouser.jp/ProductDetail/Molex/172448-0004?qs=sGAEpiMZZMuyN6ZGvFhtedi0ARvCgpmv%2FPylDN7Q1K9TTkL4Cr%252BIiw%3D%3D" xlink:type="simple">https://www.mouser.jp/ProductDetail/Molex/172448-0004?qs=sGAEpiMZZMuyN6ZGvFhtedi0ARvCgpmv%2FPylDN7Q1K9TTkL4Cr%252BIiw%3D%3D</text:a></text:p>
          </table:table-cell>
          <table:table-cell office:value-type="float" office:value="87.4" calcext:value-type="float">
            <text:p>87,4</text:p>
          </table:table-cell>
          <table:table-cell table:style-name="ce14" office:value-type="float" office:value="10" calcext:value-type="float">
            <text:p>10</text:p>
          </table:table-cell>
          <table:table-cell table:style-name="ce54" table:formula="of:=[.E59]*[.D59]" office:value-type="float" office:value="874" calcext:value-type="float">
            <text:p>874</text:p>
          </table:table-cell>
        </table:table-row>
        <table:table-row table:style-name="ro4">
          <table:table-cell table:style-name="Default" table:number-columns-repeated="2"/>
          <table:table-cell/>
          <table:table-cell table:style-name="ce57" office:value-type="string" calcext:value-type="string">
            <text:p>PRICE</text:p>
          </table:table-cell>
          <table:table-cell table:formula="of:=SUM([.E39:.E59])" office:value-type="float" office:value="74" calcext:value-type="float">
            <text:p>74</text:p>
          </table:table-cell>
          <table:table-cell table:style-name="ce64" table:formula="of:=SUM([.F39:.F59])" office:value-type="float" office:value="7630.6" calcext:value-type="float">
            <text:p>7630,6</text:p>
          </table:table-cell>
        </table:table-row>
        <table:table-row table:style-name="ro4">
          <table:table-cell table:style-name="ce30" office:value-type="string" calcext:value-type="string">
            <text:p>Other</text:p>
          </table:table-cell>
          <table:table-cell table:style-name="ce35" table:number-columns-repeated="4"/>
          <table:table-cell table:style-name="ce54"/>
        </table:table-row>
        <table:table-row table:style-name="ro4">
          <table:table-cell office:value-type="string" calcext:value-type="string">
            <text:p>TS391AX10</text:p>
          </table:table-cell>
          <table:table-cell office:value-type="string" calcext:value-type="string">
            <text:p>Solder paste</text:p>
          </table:table-cell>
          <table:table-cell table:style-name="ce46" office:value-type="string" calcext:value-type="string">
            <text:p><text:a xlink:href="https://www.mouser.jp/ProductDetail/Chip-Quik/TS391AX10?qs=%2Fha2pyFaduhNEJCZpjKOrVB6TYtwULt6gU3%2FWZ7ZipBk1NeMBokkyg%3D%3D" xlink:type="simple">https://www.mouser.jp/ProductDetail/Chip-Quik/TS391AX10?qs=%2Fha2pyFaduhNEJCZpjKOrVB6TYtwULt6gU3%2FWZ7ZipBk1NeMBokkyg%3D%3D</text:a></text:p>
          </table:table-cell>
          <table:table-cell table:style-name="ce15" office:value-type="float" office:value="3139.7" calcext:value-type="float">
            <text:p>3139,7</text:p>
          </table:table-cell>
          <table:table-cell table:style-name="ce15" office:value-type="float" office:value="1" calcext:value-type="float">
            <text:p>1</text:p>
          </table:table-cell>
          <table:table-cell table:formula="of:=[.D62]*[.E62]" office:value-type="float" office:value="3139.7" calcext:value-type="float">
            <text:p>3139,7</text:p>
          </table:table-cell>
        </table:table-row>
        <table:table-row table:style-name="ro4">
          <table:table-cell table:style-name="ce27" office:value-type="string" calcext:value-type="string">
            <text:p>100500F00000G</text:p>
          </table:table-cell>
          <table:table-cell table:style-name="ce14" office:value-type="string" calcext:value-type="string">
            <text:p>Thermal paste</text:p>
          </table:table-cell>
          <table:table-cell table:style-name="ce53" office:value-type="string" calcext:value-type="string">
            <text:p><text:a xlink:href="https://www.mouser.jp/ProductDetail/Aavid/100500F00000G?qs=sGAEpiMZZMsiS1%252BJOF5Pnw125Mbi84t40Dy0Fk55pXs%3D" xlink:type="simple">https://www.mouser.jp/ProductDetail/Aavid/100500F00000G?qs=sGAEpiMZZMsiS1%252BJOF5Pnw125Mbi84t40Dy0Fk55pXs%3D</text:a></text:p>
          </table:table-cell>
          <table:table-cell office:value-type="float" office:value="3458.9" calcext:value-type="float">
            <text:p>3458,9</text:p>
          </table:table-cell>
          <table:table-cell table:style-name="ce14" office:value-type="float" office:value="1" calcext:value-type="float">
            <text:p>1</text:p>
          </table:table-cell>
          <table:table-cell table:formula="of:=[.D63]*[.E63]" office:value-type="float" office:value="3458.9" calcext:value-type="float">
            <text:p>3458,9</text:p>
          </table:table-cell>
        </table:table-row>
        <table:table-row table:style-name="ro4">
          <table:table-cell table:style-name="ce24" table:number-columns-repeated="2"/>
          <table:table-cell table:style-name="ce59"/>
          <table:table-cell table:style-name="ce57" office:value-type="string" calcext:value-type="string">
            <text:p>PRICE</text:p>
          </table:table-cell>
          <table:table-cell table:formula="of:=SUM([.E62:.E63])" office:value-type="float" office:value="2" calcext:value-type="float">
            <text:p>2</text:p>
          </table:table-cell>
          <table:table-cell table:style-name="ce64" table:formula="of:=SUM([.F62:.F63])" office:value-type="float" office:value="6598.6" calcext:value-type="float">
            <text:p>6598,6</text:p>
          </table:table-cell>
        </table:table-row>
        <table:table-row table:style-name="ro4">
          <table:table-cell table:style-name="ce24" table:number-columns-repeated="2"/>
          <table:table-cell table:style-name="ce59"/>
          <table:table-cell table:style-name="Default"/>
          <table:table-cell/>
          <table:table-cell table:style-name="Default"/>
        </table:table-row>
        <table:table-row table:style-name="ro4">
          <table:table-cell table:style-name="Default" table:number-columns-repeated="2"/>
          <table:table-cell/>
          <table:table-cell table:style-name="ce58" office:value-type="string" calcext:value-type="string">
            <text:p>TOTAL PRICE</text:p>
          </table:table-cell>
          <table:table-cell table:style-name="ce68" table:formula="of:=[.E32]+[.E37]+[.E60]+[.E64]" office:value-type="float" office:value="92" calcext:value-type="float">
            <text:p>92</text:p>
          </table:table-cell>
          <table:table-cell table:style-name="ce55" table:formula="of:=[.F32]+[.F37]+[.F60]+[.F64]" office:value-type="float" office:value="38727.8" calcext:value-type="float">
            <text:p>38727,8</text:p>
          </table:table-cell>
        </table:table-row>
        <table:table-row table:style-name="ro4" table:number-rows-repeated="20"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.5mm" fo:margin-bottom="0mm" fo:margin-left="12.86mm" fo:margin-right="0mm" style:shadow="none" style:scale-to="4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3:32:06.90411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2:46:50.192944656</meta:creation-date>
    <dc:date>2019-10-06T14:34:38.374851546</dc:date>
    <meta:editing-duration>PT2H44M48S</meta:editing-duration>
    <meta:editing-cycles>22</meta:editing-cycles>
    <meta:generator>LibreOffice/6.0.7.3$Linux_X86_64 LibreOffice_project/00m0$Build-3</meta:generator>
    <meta:document-statistic meta:table-count="1" meta:cell-count="331" meta:object-count="0"/>
  </office:meta>
</office:document-meta>
</file>